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face style:name="Noto Sans Devanagari1" svg:font-family="'Noto Sans Devanagari'"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eorgia1"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Georgia" fo:font-size="10pt" fo:font-style="normal" officeooo:paragraph-rsid="00122c2b" style:font-size-asian="10pt" style:font-style-asian="normal" style:font-name-complex="Arial1" style:font-size-complex="10pt" style:font-style-complex="normal"/>
    </style:style>
    <style:style style:name="P2" style:family="paragraph" style:parent-style-name="Standard">
      <style:paragraph-properties fo:line-height="130%">
        <style:tab-stops>
          <style:tab-stop style:position="6.35mm"/>
        </style:tab-stops>
      </style:paragraph-properties>
      <style:text-properties style:font-name="Georgia" fo:font-size="10pt" fo:font-style="normal" officeooo:paragraph-rsid="001667ba" style:font-size-asian="10pt" style:font-style-asian="normal" style:font-name-complex="Arial1" style:font-size-complex="10pt" style:font-style-complex="normal"/>
    </style:style>
    <style:style style:name="P3" style:family="paragraph" style:parent-style-name="Standard">
      <style:paragraph-properties fo:line-height="130%"/>
      <style:text-properties style:font-name="Georgia" fo:font-size="10pt" fo:font-style="normal" fo:font-weight="bold" officeooo:paragraph-rsid="001667ba" style:font-size-asian="10pt" style:font-style-asian="normal" style:font-weight-asian="bold" style:font-name-complex="Arial1" style:font-size-complex="10pt" style:font-style-complex="normal"/>
    </style:style>
    <style:style style:name="P4" style:family="paragraph" style:parent-style-name="Standard">
      <style:text-properties style:font-name="Georgia" fo:font-size="10pt" fo:font-style="normal" style:text-underline-style="solid" style:text-underline-width="auto" style:text-underline-color="font-color" fo:font-weight="bold" style:font-size-asian="10pt" style:font-style-asian="normal" style:font-weight-asian="bold" style:font-name-complex="Arial1" style:font-size-complex="10pt" style:font-style-complex="normal"/>
    </style:style>
    <style:style style:name="P5" style:family="paragraph" style:parent-style-name="Standard">
      <style:text-properties style:font-name="Georgia" fo:font-size="10pt" fo:font-style="normal" style:text-underline-style="solid" style:text-underline-width="auto" style:text-underline-color="font-color" fo:font-weight="bold" officeooo:rsid="004e082b" officeooo:paragraph-rsid="004e082b" style:font-size-asian="10pt" style:font-style-asian="normal" style:font-weight-asian="bold" style:font-name-complex="Arial1" style:font-size-complex="10pt" style:font-style-complex="normal"/>
    </style:style>
    <style:style style:name="P6" style:family="paragraph" style:parent-style-name="Standard">
      <style:text-properties style:font-name="Georgia" fo:font-size="10pt" fo:font-style="normal" style:text-underline-style="solid" style:text-underline-width="auto" style:text-underline-color="font-color" fo:font-weight="bold" officeooo:rsid="00622a9c" style:font-size-asian="10pt" style:font-style-asian="normal" style:font-weight-asian="bold" style:font-name-complex="Arial1" style:font-size-complex="10pt" style:font-style-complex="normal"/>
    </style:style>
    <style:style style:name="P7" style:family="paragraph" style:parent-style-name="Standard">
      <style:text-properties style:font-name="Georgia" fo:font-size="10pt" style:font-size-asian="10pt" style:font-size-complex="10pt"/>
    </style:style>
    <style:style style:name="P8" style:family="paragraph" style:parent-style-name="Standard">
      <style:text-properties style:font-name="Georgia" fo:font-size="10pt" officeooo:paragraph-rsid="007c08fd" style:font-size-asian="10pt" style:font-size-complex="10pt"/>
    </style:style>
    <style:style style:name="P9" style:family="paragraph" style:parent-style-name="Standard">
      <style:text-properties style:font-name="Georgia" fo:font-size="10pt" officeooo:paragraph-rsid="007dd900" style:font-size-asian="10pt" style:font-size-complex="10pt"/>
    </style:style>
    <style:style style:name="P10" style:family="paragraph" style:parent-style-name="Standard">
      <style:text-properties style:font-name="Georgia" fo:font-size="10pt" officeooo:rsid="008048ae" officeooo:paragraph-rsid="00808709" style:font-size-asian="10pt" style:font-size-complex="10pt"/>
    </style:style>
    <style:style style:name="P11" style:family="paragraph" style:parent-style-name="Standard">
      <style:text-properties style:font-name="Georgia" fo:font-size="10pt" officeooo:paragraph-rsid="00808709" style:font-size-asian="10pt" style:font-size-complex="10pt"/>
    </style:style>
    <style:style style:name="P12" style:family="paragraph" style:parent-style-name="Standard">
      <style:text-properties style:font-name="Georgia" fo:font-size="10pt" officeooo:paragraph-rsid="008208fe" style:font-size-asian="10pt" style:font-size-complex="10pt"/>
    </style:style>
    <style:style style:name="P13" style:family="paragraph" style:parent-style-name="Standard">
      <style:text-properties style:font-name="Georgia" fo:font-size="10pt" style:text-underline-style="solid" style:text-underline-width="auto" style:text-underline-color="font-color" fo:font-weight="bold" style:font-size-asian="10pt" style:font-weight-asian="bold" style:font-size-complex="10pt" style:font-weight-complex="bold"/>
    </style:style>
    <style:style style:name="P14" style:family="paragraph" style:parent-style-name="Standard">
      <style:text-properties style:font-name="Georgia" fo:font-size="10pt" fo:font-weight="bold" style:font-size-asian="10pt" style:font-weight-asian="bold" style:font-size-complex="10pt" style:font-weight-complex="bold"/>
    </style:style>
    <style:style style:name="P15" style:family="paragraph" style:parent-style-name="Standard">
      <style:text-properties style:font-name="Georgia" fo:font-size="10pt" fo:language="nl" fo:country="none" style:font-size-asian="10pt" style:font-size-complex="10pt"/>
    </style:style>
    <style:style style:name="P16" style:family="paragraph" style:parent-style-name="Standard">
      <style:text-properties officeooo:paragraph-rsid="007c08fd"/>
    </style:style>
    <style:style style:name="P17" style:family="paragraph" style:parent-style-name="Standard">
      <style:paragraph-properties fo:break-before="page"/>
      <style:text-properties style:font-name="Georgia" fo:font-size="10pt" style:font-size-asian="10pt" style:font-size-complex="10pt"/>
    </style:style>
    <style:style style:name="P18" style:family="paragraph" style:parent-style-name="Standard">
      <style:paragraph-properties fo:text-align="center" style:justify-single-word="false" style:writing-mode="page"/>
      <style:text-properties style:font-name="Georgia" fo:font-size="14pt" fo:font-style="normal" fo:font-weight="bold" officeooo:paragraph-rsid="00122c2b" style:font-size-asian="14pt" style:font-style-asian="normal" style:font-weight-asian="bold" style:font-name-complex="Arial1" style:font-size-complex="14pt" style:font-style-complex="normal" style:font-weight-complex="bold"/>
    </style:style>
    <style:style style:name="P19" style:family="paragraph" style:parent-style-name="Standard" style:list-style-name="L1">
      <style:text-properties style:font-name="Georgia" fo:font-size="10pt" fo:font-style="normal" officeooo:paragraph-rsid="00122c2b" style:font-size-asian="10pt" style:font-style-asian="normal" style:font-name-complex="Arial1" style:font-size-complex="10pt" style:font-style-complex="normal"/>
    </style:style>
    <style:style style:name="P20" style:family="paragraph" style:parent-style-name="Standard" style:list-style-name="L1">
      <style:text-properties style:font-name="Georgia" fo:font-size="10pt" fo:font-style="normal" officeooo:paragraph-rsid="008865ab" style:font-size-asian="10pt" style:font-style-asian="normal" style:font-name-complex="Arial1" style:font-size-complex="10pt" style:font-style-complex="normal"/>
    </style:style>
    <style:style style:name="P21" style:family="paragraph" style:parent-style-name="Standard" style:list-style-name="L2">
      <style:text-properties style:font-name="Georgia" fo:font-size="10pt" style:font-size-asian="10pt" style:font-size-complex="10pt"/>
    </style:style>
    <style:style style:name="P22" style:family="paragraph" style:parent-style-name="Standard" style:list-style-name="L3">
      <style:text-properties style:font-name="Georgia" fo:font-size="10pt" style:font-size-asian="10pt" style:font-size-complex="10pt"/>
    </style:style>
    <style:style style:name="P23" style:family="paragraph" style:parent-style-name="Standard" style:list-style-name="L3">
      <style:text-properties style:font-name="Georgia" fo:font-size="10pt" officeooo:rsid="00122c2b" officeooo:paragraph-rsid="00793fbf" style:font-size-asian="10pt" style:font-size-complex="10pt"/>
    </style:style>
    <style:style style:name="P24" style:family="paragraph" style:parent-style-name="Standard" style:list-style-name="L4">
      <style:text-properties style:font-name="Georgia" fo:font-size="10pt" style:font-size-asian="10pt" style:font-size-complex="10pt"/>
    </style:style>
    <style:style style:name="P25" style:family="paragraph" style:parent-style-name="Standard" style:list-style-name="L4">
      <style:text-properties style:font-name="Georgia" fo:font-size="10pt" officeooo:paragraph-rsid="006bd04b" style:font-size-asian="10pt" style:font-size-complex="10pt"/>
    </style:style>
    <style:style style:name="P26" style:family="paragraph" style:parent-style-name="Standard" style:list-style-name="L5">
      <style:text-properties style:font-name="Georgia" fo:font-size="10pt" officeooo:rsid="00707943" officeooo:paragraph-rsid="00707943" style:font-size-asian="10pt" style:font-size-complex="10pt"/>
    </style:style>
    <style:style style:name="P27" style:family="paragraph" style:parent-style-name="Standard" style:list-style-name="L5">
      <style:text-properties style:font-name="Georgia" fo:font-size="10pt" officeooo:paragraph-rsid="006c4667" style:font-size-asian="10pt" style:font-size-complex="10pt"/>
    </style:style>
    <style:style style:name="P28" style:family="paragraph" style:parent-style-name="Standard" style:list-style-name="L6">
      <style:text-properties style:font-name="Georgia" fo:font-size="10pt" style:font-size-asian="10pt" style:font-size-complex="10pt"/>
    </style:style>
    <style:style style:name="P29" style:family="paragraph" style:parent-style-name="Standard" style:list-style-name="L7">
      <style:text-properties style:font-name="Georgia" fo:font-size="10pt" style:font-size-asian="10pt" style:font-size-complex="10pt"/>
    </style:style>
    <style:style style:name="P30" style:family="paragraph" style:parent-style-name="Standard" style:list-style-name="L8">
      <style:text-properties style:font-name="Georgia" fo:font-size="10pt" style:font-size-asian="10pt" style:font-size-complex="10pt"/>
    </style:style>
    <style:style style:name="P31" style:family="paragraph" style:parent-style-name="Standard" style:list-style-name="L8">
      <style:text-properties style:font-name="Georgia" fo:font-size="10pt" officeooo:paragraph-rsid="0083aa25" style:font-size-asian="10pt" style:font-size-complex="10pt"/>
    </style:style>
    <style:style style:name="P32" style:family="paragraph" style:parent-style-name="Standard" style:list-style-name="L8">
      <style:text-properties style:font-name="Georgia" fo:font-size="10pt" officeooo:paragraph-rsid="008537f9" style:font-size-asian="10pt" style:font-size-complex="10pt"/>
    </style:style>
    <style:style style:name="P33" style:family="paragraph" style:parent-style-name="Standard" style:list-style-name="L9">
      <style:text-properties style:font-name="Georgia" fo:font-size="10pt" style:font-size-asian="10pt" style:font-size-complex="10pt"/>
    </style:style>
    <style:style style:name="P34" style:family="paragraph" style:parent-style-name="Standard" style:list-style-name="L10">
      <style:text-properties style:font-name="Georgia" fo:font-size="10pt" officeooo:paragraph-rsid="008208fe" style:font-size-asian="10pt" style:font-size-complex="10pt"/>
    </style:style>
    <style:style style:name="P35" style:family="paragraph" style:parent-style-name="Standard" style:list-style-name="L10">
      <style:text-properties style:font-name="Georgia" fo:font-size="10pt" officeooo:paragraph-rsid="00808709" style:font-size-asian="10pt" style:font-size-complex="10pt"/>
    </style:style>
    <style:style style:name="P36" style:family="paragraph" style:parent-style-name="Standard" style:list-style-name="L10">
      <style:text-properties style:font-name="Georgia" fo:font-size="10pt" officeooo:rsid="008048ae" officeooo:paragraph-rsid="00808709" style:font-size-asian="10pt" style:font-size-complex="10pt"/>
    </style:style>
    <style:style style:name="P37" style:family="paragraph" style:parent-style-name="Standard" style:list-style-name="L11">
      <style:text-properties style:font-name="Georgia" fo:font-size="10pt" style:font-size-asian="10pt" style:font-size-complex="10pt"/>
    </style:style>
    <style:style style:name="P38" style:family="paragraph" style:parent-style-name="Standard" style:list-style-name="WWNum46">
      <style:text-properties style:font-name="Georgia" fo:font-size="10pt" fo:font-weight="bold" style:font-size-asian="10pt" style:font-weight-asian="bold" style:font-size-complex="10pt" style:font-weight-complex="bold"/>
    </style:style>
    <style:style style:name="T1" style:family="text">
      <style:text-properties officeooo:rsid="00707943"/>
    </style:style>
    <style:style style:name="T2" style:family="text">
      <style:text-properties fo:font-style="normal" style:text-underline-style="none" fo:font-weight="normal" style:font-style-asian="normal" style:font-weight-asian="normal" style:font-name-complex="Arial1" style:font-style-complex="normal" style:font-weight-complex="normal"/>
    </style:style>
    <style:style style:name="T3" style:family="text">
      <style:text-properties fo:font-style="normal" style:text-underline-style="none" fo:font-weight="normal" officeooo:rsid="0066bd42" style:font-style-asian="normal" style:font-weight-asian="normal" style:font-name-complex="Arial1" style:font-style-complex="normal" style:font-weight-complex="normal"/>
    </style:style>
    <style:style style:name="T4" style:family="text">
      <style:text-properties fo:font-style="normal" style:text-underline-style="none" fo:font-weight="normal" officeooo:rsid="00611ab4" style:font-style-asian="normal" style:font-weight-asian="normal" style:font-name-complex="Arial1" style:font-style-complex="normal" style:font-weight-complex="normal"/>
    </style:style>
    <style:style style:name="T5" style:family="text">
      <style:text-properties fo:font-style="normal" style:text-underline-style="none" fo:font-weight="normal" officeooo:rsid="006c4667" style:font-style-asian="normal" style:font-weight-asian="normal" style:font-name-complex="Arial1" style:font-style-complex="normal" style:font-weight-complex="normal"/>
    </style:style>
    <style:style style:name="T6" style:family="text">
      <style:text-properties fo:font-style="normal" style:text-underline-style="none" fo:font-weight="normal" officeooo:rsid="0065435a" style:font-style-asian="normal" style:font-weight-asian="normal" style:font-name-complex="Arial1" style:font-style-complex="normal" style:font-weight-complex="normal"/>
    </style:style>
    <style:style style:name="T7" style:family="text">
      <style:text-properties fo:font-style="normal" style:text-underline-style="none" fo:font-weight="normal" officeooo:rsid="00686086" style:font-style-asian="normal" style:font-weight-asian="normal" style:font-name-complex="Arial1" style:font-style-complex="normal" style:font-weight-complex="normal"/>
    </style:style>
    <style:style style:name="T8" style:family="text">
      <style:text-properties fo:font-style="normal" style:text-underline-style="none" fo:font-weight="normal" officeooo:rsid="006bd04b" style:font-style-asian="normal" style:font-weight-asian="normal" style:font-name-complex="Arial1" style:font-style-complex="normal" style:font-weight-complex="normal"/>
    </style:style>
    <style:style style:name="T9" style:family="text">
      <style:text-properties fo:font-style="normal" style:text-underline-style="none" fo:font-weight="normal" officeooo:rsid="0079c1d8" style:font-style-asian="normal" style:font-weight-asian="normal" style:font-name-complex="Arial1" style:font-style-complex="normal" style:font-weight-complex="normal"/>
    </style:style>
    <style:style style:name="T10" style:family="text">
      <style:text-properties fo:font-style="normal" style:text-underline-style="none" fo:font-weight="normal" officeooo:rsid="008208fe" style:font-style-asian="normal" style:font-weight-asian="normal" style:font-name-complex="Arial1" style:font-style-complex="normal" style:font-weight-complex="normal"/>
    </style:style>
    <style:style style:name="T11" style:family="text">
      <style:text-properties fo:font-style="normal" style:text-underline-style="none" fo:font-weight="normal" officeooo:rsid="0083aa25" style:font-style-asian="normal" style:font-weight-asian="normal" style:font-name-complex="Arial1" style:font-style-complex="normal" style:font-weight-complex="normal"/>
    </style:style>
    <style:style style:name="T12" style:family="text">
      <style:text-properties fo:font-style="normal" style:font-style-asian="normal" style:font-name-complex="Arial1" style:font-style-complex="normal"/>
    </style:style>
    <style:style style:name="T13" style:family="text">
      <style:text-properties fo:font-style="normal" officeooo:rsid="00509c8c" style:font-style-asian="normal" style:font-name-complex="Arial1" style:font-style-complex="normal"/>
    </style:style>
    <style:style style:name="T14" style:family="text">
      <style:text-properties fo:font-style="normal" officeooo:rsid="003cf48a" style:font-style-asian="normal" style:font-name-complex="Arial1" style:font-style-complex="normal"/>
    </style:style>
    <style:style style:name="T15" style:family="text">
      <style:text-properties fo:font-style="normal" officeooo:rsid="004520da" style:font-style-asian="normal" style:font-name-complex="Arial1" style:font-style-complex="normal"/>
    </style:style>
    <style:style style:name="T16" style:family="text">
      <style:text-properties fo:font-style="normal" style:text-underline-style="solid" style:text-underline-width="auto" style:text-underline-color="font-color" fo:font-weight="bold" style:font-style-asian="normal" style:font-weight-asian="bold" style:font-name-complex="Arial1" style:font-style-complex="normal"/>
    </style:style>
    <style:style style:name="T17" style:family="text">
      <style:text-properties fo:font-style="normal" style:text-underline-style="solid" style:text-underline-width="auto" style:text-underline-color="font-color" fo:font-weight="bold" officeooo:rsid="00622a9c" style:font-style-asian="normal" style:font-weight-asian="bold" style:font-name-complex="Arial1" style:font-style-complex="normal"/>
    </style:style>
    <style:style style:name="T18" style:family="text">
      <style:text-properties fo:font-style="normal" style:text-underline-style="solid" style:text-underline-width="auto" style:text-underline-color="font-color" fo:font-weight="bold" officeooo:rsid="004e082b" style:font-style-asian="normal" style:font-weight-asian="bold" style:font-name-complex="Arial1" style:font-style-complex="normal"/>
    </style:style>
    <style:style style:name="T19" style:family="text">
      <style:text-properties fo:font-style="normal" style:text-underline-style="solid" style:text-underline-width="auto" style:text-underline-color="font-color" fo:font-weight="bold" officeooo:rsid="0063c0c2" style:font-style-asian="normal" style:font-weight-asian="bold" style:font-name-complex="Arial1" style:font-style-complex="normal"/>
    </style:style>
    <style:style style:name="T20" style:family="text">
      <style:text-properties fo:font-style="normal" style:text-underline-style="solid" style:text-underline-width="auto" style:text-underline-color="font-color" fo:font-weight="bold" officeooo:rsid="0065435a" style:font-style-asian="normal" style:font-weight-asian="bold" style:font-name-complex="Arial1" style:font-style-complex="normal"/>
    </style:style>
    <style:style style:name="T21" style:family="text">
      <style:text-properties fo:font-style="normal" style:text-underline-style="solid" style:text-underline-width="auto" style:text-underline-color="font-color" fo:font-weight="bold" officeooo:rsid="00659a49" style:font-style-asian="normal" style:font-weight-asian="bold" style:font-name-complex="Arial1" style:font-style-complex="normal"/>
    </style:style>
    <style:style style:name="T22" style:family="text">
      <style:text-properties officeooo:rsid="006e46b3"/>
    </style:style>
    <style:style style:name="T23" style:family="text">
      <style:text-properties officeooo:rsid="00724633"/>
    </style:style>
    <style:style style:name="T24" style:family="text">
      <style:text-properties fo:language="nl" fo:country="none"/>
    </style:style>
    <style:style style:name="T25" style:family="text">
      <style:text-properties fo:language="nl" fo:country="none" style:text-underline-style="solid" style:text-underline-width="auto" style:text-underline-color="font-color" fo:font-weight="bold" style:font-weight-asian="bold"/>
    </style:style>
    <style:style style:name="T26" style:family="text">
      <style:text-properties fo:language="nl" fo:country="none" style:text-underline-style="solid" style:text-underline-width="auto" style:text-underline-color="font-color" fo:font-weight="bold" officeooo:rsid="00622a9c" style:font-weight-asian="bold"/>
    </style:style>
    <style:style style:name="T27" style:family="text">
      <style:text-properties fo:language="nl" fo:country="none" style:text-underline-style="solid" style:text-underline-width="auto" style:text-underline-color="font-color" fo:font-weight="bold" officeooo:rsid="008208fe" style:font-weight-asian="bold"/>
    </style:style>
    <style:style style:name="T28" style:family="text">
      <style:text-properties fo:language="nl" fo:country="none" officeooo:rsid="00509c8c"/>
    </style:style>
    <style:style style:name="T29" style:family="text">
      <style:text-properties officeooo:rsid="00509c8c"/>
    </style:style>
    <style:style style:name="T30" style:family="text">
      <style:text-properties officeooo:rsid="0077b09b"/>
    </style:style>
    <style:style style:name="T31" style:family="text">
      <style:text-properties officeooo:rsid="00808709"/>
    </style:style>
    <style:style style:name="T32" style:family="text">
      <style:text-properties officeooo:rsid="00370636"/>
    </style:style>
    <style:style style:name="T33" style:family="text">
      <style:text-properties officeooo:rsid="0065435a"/>
    </style:style>
    <style:style style:name="T34" style:family="text">
      <style:text-properties officeooo:rsid="00122c2b"/>
    </style:style>
    <style:style style:name="T35" style:family="text">
      <style:text-properties officeooo:rsid="005238db"/>
    </style:style>
    <style:style style:name="T36" style:family="text">
      <style:text-properties style:font-name-complex="Arial1" style:font-weight-complex="normal"/>
    </style:style>
    <style:style style:name="T37" style:family="text">
      <style:text-properties officeooo:rsid="00122c2b" style:font-name-complex="Arial1" style:font-weight-complex="normal"/>
    </style:style>
    <style:style style:name="T38" style:family="text">
      <style:text-properties officeooo:rsid="005238db" style:font-name-complex="Arial1" style:font-weight-complex="normal"/>
    </style:style>
    <style:style style:name="T39" style:family="text">
      <style:text-properties officeooo:rsid="0030ff92" style:font-name-complex="Arial1" style:font-weight-complex="normal"/>
    </style:style>
    <style:style style:name="T40" style:family="text">
      <style:text-properties officeooo:rsid="00530ada" style:font-name-complex="Arial1" style:font-weight-complex="normal"/>
    </style:style>
    <style:style style:name="T41" style:family="text">
      <style:text-properties officeooo:rsid="005beac2" style:font-name-complex="Arial1" style:font-weight-complex="normal"/>
    </style:style>
    <style:style style:name="T42" style:family="text">
      <style:text-properties officeooo:rsid="00509c8c" style:font-name-complex="Arial1"/>
    </style:style>
    <style:style style:name="T43" style:family="text">
      <style:text-properties style:text-underline-style="solid" style:text-underline-width="auto" style:text-underline-color="font-color" fo:font-weight="bold" officeooo:rsid="0065435a" style:font-weight-asian="bold"/>
    </style:style>
    <style:style style:name="T44" style:family="text">
      <style:text-properties style:text-underline-style="solid" style:text-underline-width="auto" style:text-underline-color="font-color" fo:font-weight="bold" officeooo:rsid="00122c2b" style:font-weight-asian="bold"/>
    </style:style>
    <style:style style:name="T45" style:family="text">
      <style:text-properties style:text-underline-style="solid" style:text-underline-width="auto" style:text-underline-color="font-color" fo:font-weight="bold" officeooo:rsid="003ee9e2" style:font-weight-asian="bold"/>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solid" style:text-underline-width="auto" style:text-underline-color="font-color" fo:font-weight="bold" officeooo:rsid="00808709" style:font-weight-asian="bold" style:font-weight-complex="bold"/>
    </style:style>
    <style:style style:name="T48" style:family="text">
      <style:text-properties style:text-underline-style="solid" style:text-underline-width="auto" style:text-underline-color="font-color" fo:font-weight="bold" officeooo:rsid="008208fe" style:font-weight-asian="bold"/>
    </style:style>
    <style:style style:name="T49" style:family="text">
      <style:text-properties style:font-name="Georgia" fo:font-size="10pt" style:font-size-asian="10pt" style:font-size-complex="10pt"/>
    </style:style>
    <style:style style:name="T50" style:family="text">
      <style:text-properties style:font-name="Georgia" fo:font-size="10pt" officeooo:rsid="00611ab4" style:font-size-asian="10pt" style:font-size-complex="10pt"/>
    </style:style>
    <style:style style:name="T51" style:family="text">
      <style:text-properties style:font-name="Georgia" fo:font-size="10pt" officeooo:rsid="004aa177" style:font-size-asian="10pt" style:font-size-complex="10pt"/>
    </style:style>
    <style:style style:name="T52" style:family="text">
      <style:text-properties style:font-name="Georgia" fo:font-size="10pt" officeooo:rsid="00122c2b" style:font-size-asian="10pt" style:font-size-complex="10pt"/>
    </style:style>
    <style:style style:name="T53" style:family="text">
      <style:text-properties officeooo:rsid="002f8cdb"/>
    </style:style>
    <style:style style:name="T54" style:family="text">
      <style:text-properties officeooo:rsid="0030ff92"/>
    </style:style>
    <style:style style:name="T55" style:family="text">
      <style:text-properties officeooo:rsid="0031406b"/>
    </style:style>
    <style:style style:name="T56" style:family="text">
      <style:text-properties officeooo:rsid="003cf48a"/>
    </style:style>
    <style:style style:name="T57" style:family="text">
      <style:text-properties officeooo:rsid="004aa177"/>
    </style:style>
    <style:style style:name="T58" style:family="text">
      <style:text-properties officeooo:rsid="004c6915"/>
    </style:style>
    <style:style style:name="T59" style:family="text">
      <style:text-properties officeooo:rsid="006a4ee5"/>
    </style:style>
    <style:style style:name="T60" style:family="text">
      <style:text-properties officeooo:rsid="006bd04b"/>
    </style:style>
    <style:style style:name="T61" style:family="text">
      <style:text-properties officeooo:rsid="00700ac2"/>
    </style:style>
    <style:style style:name="T62" style:family="text">
      <style:text-properties officeooo:rsid="0076548c"/>
    </style:style>
    <style:style style:name="T63" style:family="text">
      <style:text-properties officeooo:rsid="00793fbf"/>
    </style:style>
    <style:style style:name="T64" style:family="text">
      <style:text-properties officeooo:rsid="007c08fd"/>
    </style:style>
    <style:style style:name="T65" style:family="text">
      <style:text-properties officeooo:rsid="007f701a"/>
    </style:style>
    <style:style style:name="T66" style:family="text">
      <style:text-properties officeooo:rsid="008048ae"/>
    </style:style>
    <style:style style:name="T67" style:family="text">
      <style:text-properties officeooo:rsid="00807774"/>
    </style:style>
    <style:style style:name="T68" style:family="text">
      <style:text-properties officeooo:rsid="008208fe"/>
    </style:style>
    <style:style style:name="T69" style:family="text">
      <style:text-properties fo:color="#ed1c24"/>
    </style:style>
    <style:style style:name="T70" style:family="text">
      <style:text-properties officeooo:rsid="008865ab"/>
    </style:style>
    <style:style style:name="T71" style:family="text">
      <style:text-properties officeooo:rsid="008982a7"/>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0" text:name="py3o.objects.company_id.name"/>
        <text:user-field-decl office:value-type="float" office:value="0" text:name="py3o.objects.company_id.city"/>
        <text:user-field-decl office:value-type="float" office:value="0" text:name="py3o.objects.company_id.zip"/>
        <text:user-field-decl office:value-type="float" office:value="0" text:name="py3o.objects.company_id.street"/>
        <text:user-field-decl office:value-type="float" office:value="0" text:name="py3o.objects.name"/>
        <text:user-field-decl office:value-type="float" office:value="0" text:name="py3o.objects.city"/>
        <text:user-field-decl office:value-type="float" office:value="0" text:name="py3o.objects.zip"/>
        <text:user-field-decl office:value-type="float" office:value="0" text:name="py3o.objects.street"/>
        <text:user-field-decl office:value-type="float" office:value="0" text:name="py3o.objects.company_id.data_protection_officer_id.name"/>
        <text:user-field-decl office:value-type="float" office:value="0" text:name="py3o.objects.company_id.data_protection_officer_id.title"/>
        <text:user-field-decl office:value-type="float" office:value="0" text:name="py3o.objects.data_protection_officer_id.name"/>
        <text:user-field-decl office:value-type="float" office:value="0" text:name="py3o.objects.company_id.partner_id.data_protection_officer_id.name"/>
        <text:user-field-decl office:value-type="float" office:value="0" text:name="py3o.objects.company_id.partner_id.data_protection_officer_id.title"/>
        <text:user-field-decl office:value-type="float" office:value="0" text:name="py3o.objects.company_id.partner_id.data_protection_officer_id.function"/>
      </text:user-field-decls>
      <text:p text:style-name="P18">VERWERKERSOVEREENKOMST</text:p>
      <text:p text:style-name="P1"/>
      <text:p text:style-name="P1">De ondergetekenden:</text:p>
      <text:p text:style-name="P1"/>
      <text:p text:style-name="P1"><text:user-field-get style:data-style-name="N0" text:name="py3o.objects.company_id.name">0</text:user-field-get>, gevestigd te <text:user-field-get style:data-style-name="N0" text:name="py3o.objects.company_id.city">0</text:user-field-get>, kantoorhoudende te <text:user-field-get style:data-style-name="N0" text:name="py3o.objects.company_id.zip">0</text:user-field-get><text:s/>aan de <text:user-field-get style:data-style-name="N0" text:name="py3o.objects.company_id.street">0</text:user-field-get><text:s/>hierbij rechtsgeldig vertegenwoordigd door <text:user-field-get style:data-style-name="N0" text:name="py3o.objects.company_id.partner_id.data_protection_officer_id.name">0</text:user-field-get>, <text:user-field-get style:data-style-name="N0" text:name="py3o.objects.company_id.partner_id.data_protection_officer_id.function">0</text:user-field-get>, hierna te noemen: “Verwerker”,</text:p>
      <text:p text:style-name="P1"/>
      <text:p text:style-name="P1">Verwerkingsverantwoordelijke <text:user-field-get style:data-style-name="N0" text:name="py3o.objects.name">0</text:user-field-get><text:s/>gevestigd te <text:user-field-get style:data-style-name="N0" text:name="py3o.objects.city">0</text:user-field-get>, kantoorhoudende te <text:user-field-get style:data-style-name="N0" text:name="py3o.objects.zip">0</text:user-field-get><text:s/>aan de <text:user-field-get style:data-style-name="N0" text:name="py3o.objects.street">0</text:user-field-get>, hierbij rechtsgeldig vertegenwoordigd door <text:user-field-get style:data-style-name="N0" text:name="py3o.objects.data_protection_officer_id.name">0</text:user-field-get>, hierna te noemen: “Verwerkingsverantwoordelijke”,</text:p>
      <text:p text:style-name="P1"/>
      <text:p text:style-name="P1">Gezamenlijk hierna ook te noemen “Partijen”,</text:p>
      <text:p text:style-name="P1"/>
      <text:p text:style-name="P1">Overwegende dat:</text:p>
      <text:list xml:id="list3752183084" text:style-name="L1">
        <text:list-item>
          <text:p text:style-name="P19">Verwerkingsverantwoordelijke gebruik wil maken van de diensten van Verwerker;</text:p>
        </text:list-item>
        <text:list-item>
          <text:p text:style-name="P19">Partijen hiertoe een overeenkomst hebben getekend ten aanzien van de door Verwerker te verrichten diensten m.b.t. ontwikkeling, implementatie en beheer van op Odoo gebaseerde webapplicaties (hierna: “Overeenkomst”);</text:p>
        </text:list-item>
        <text:list-item>
          <text:p text:style-name="P20">Verwerker in het kader van de Overeenkomst Persoonsgegevens in de zin van <text:s/>de Algemene <text:span text:style-name="T71">v</text:span>erordening <text:span text:style-name="T71">g</text:span>egevensbescherming (“<text:span text:style-name="T70">AVG</text:span>”) (hierna: “persoonsgegevens”<text:span text:style-name="T30">)</text:span> zal verwerken ten behoeve van Verwerkingsverantwoordelijke;</text:p>
        </text:list-item>
        <text:list-item>
          <text:p text:style-name="P19">De data van Verwerkingsverantwoordelijke en persoonsgegevens van Betrokkenen, zo goed mogelijk <text:s/>beschermd dienen te worden. Een Betrokkene is elke identificeerbare natuurlijke persoon op wie een persoonsgegeven betrekking heeft. </text:p>
        </text:list-item>
        <text:list-item>
          <text:p text:style-name="P19">Partijen - mede ter uitvoering van het bepaalde in artikel 28 lid 3 A<text:span text:style-name="T71">VG</text:span> - in de onderhavige aanvullende overeenkomst (hierna: “Verwerkersovereenkomst”) een aantal voorwaarden wensen vast te leggen die van toepassing zijn op hun relatie in verband met de genoemde activiteiten in opdracht van en ten behoeve van Verwerkingsverantwoordelijke;</text:p>
        </text:list-item>
        <text:list-item>
          <text:p text:style-name="P19">De in de onderhavige overeenkomst gehanteerde definities van “Verwerker” <text:s/>“Verwerkingsverantwoordelijke” , “Persoonsgegevens”, “verwerken” en “verwerking” in overeenstemming zijn met van toepassing zijnde definities zoals gehanteerd in artikel 4 A<text:span text:style-name="T71">VG</text:span>;</text:p>
        </text:list-item>
        <text:list-item>
          <text:p text:style-name="P19"><text:span text:style-name="T62">D</text:span>at de A<text:span text:style-name="T71">VG</text:span> <text:span text:style-name="T62">van toepassing is </text:span>en <text:span text:style-name="T62">Partijen </text:span>de intentie hebben met de onderhavige Verwerkersovereenkomst aan de toepasselijke wetgeving te voldoen.</text:p>
        </text:list-item>
      </text:list>
      <text:p text:style-name="P2"/>
      <text:p text:style-name="P3">Verklaren te zijn overeengekomen als volgt:</text:p>
      <text:p text:style-name="P5"/>
      <text:p text:style-name="P7"><text:span text:style-name="T17">ARTIKEL 1 </text:span><text:span text:style-name="T18">ALGEMEEN</text:span></text:p>
      <text:p text:style-name="P7"/>
      <text:list xml:id="list2235049920" text:style-name="L2">
        <text:list-item>
          <text:p text:style-name="P21">Alle data en persoonsgegevens in de databases van Verwerkingsverantwoordelijke staan onder volledige controle van Verwerkingsverantwoordelijke zowel gedurende als na beëindiging van Overeenkomst met Verwerker. </text:p>
        </text:list-item>
        <text:list-item>
          <text:p text:style-name="P21"><text:span text:style-name="T60">Ook </text:span>Verwerkingsverantwoordelijke staat er tegenover Verwerker voor in dat hij conform de A<text:span text:style-name="T71">VG</text:span> handelt, dat hij zijn systemen en infrastructuur te allen tijde adequaat beveiligt en dat de inhoud, het gebruik en/of de verwerking van de Persoonsgegevens niet onrechtmatig zijn en geen inbreuk maken op enig recht van een derde. </text:p>
        </text:list-item>
        <text:list-item>
          <text:p text:style-name="P21">Deze Verwerkersovereenkomst, en de daarin opgenomen beveiligingsmaatregelen, kunnen van tijd tot tijd door Verwerker worden aangepast indien dat naar zijn oordeel noodzakelijk is om een passend beveiligingsniveau te blijven bieden in veranderende omstandigheden. </text:p>
        </text:list-item>
        <text:list-item>
          <text:p text:style-name="P21">Verwerker zal Verwerkingsverantwoordelijke van aanpassingen op de hoogte stellen. Indien Verwerkingsverantwoordelijke in redelijkheid niet akkoord kan gaan met de aanpassingen, is Verwerkingsverantwoordelijke gerechtigd binnen 30 dagen na kennisgeving van de aanpassingen de verwerkersovereenkomst schriftelijk gemotiveerd op te zeggen. </text:p>
        </text:list-item>
      </text:list>
      <text:p text:style-name="P7"/>
      <text:p text:style-name="P7"><text:span text:style-name="T17">ARTIKEL </text:span><text:span text:style-name="T19">2</text:span><text:span text:style-name="T17"> </text:span><text:span text:style-name="T20">BEVEILIGING</text:span></text:p>
      <text:p text:style-name="P7"/>
      <text:list xml:id="list1387388942" text:style-name="L3">
        <text:list-item>
          <text:p text:style-name="P22"><text:soft-page-break/>Verwerkingsverantwoordelijke stelt enkel Persoonsgegevens aan Verwerker ter beschikking voor verwerking, indien Verwerkingsverantwoordelijke zich er van heeft verzekerd dat de vereiste beveiligingsmaatregelen zijn getroffen, welke mede gelet op het bepaalde in artikel 32 A<text:span text:style-name="T71">VG</text:span> een passend beschermingsniveau garanderen, gelet op de stand van de techniek en de kosten van de tenuitvoerlegging, gelet op de risico’s die de verwerking en de aard van de te beschermen gegevens met zich meebrengen, van welke beveiligingsmaatregelen een overzicht is opgenomen in Bijlage <text:span text:style-name="T63">1</text:span>-<text:span text:style-name="T1">B</text:span>.</text:p>
        </text:list-item>
        <text:list-item>
          <text:p text:style-name="P22">Verwerkingsverantwoordelijke is gerechtigd de maatregelen en de naleving van de op Verwerker rustende verplichtingen te controleren, op voorwaarde dat Verwerkingsverantwoordelijke Verwerker daarvan vijf (5) werkdagen van tevoren op de hoogte stelt en op voorwaarde dat Verwerkingsverantwoordelijke bij de inspectie de redelijke aanwijzingen van Verwerker opvolgt en de inspectie de bedrijfsvoering van Verwerker niet onredelijk verstoort. </text:p>
        </text:list-item>
        <text:list-item>
          <text:p text:style-name="P22">Als Verwerkingsverantwoordelijke oordeelt dat Verwerker niet afdoende garanties biedt, kan Verwerkingsverantwoordelijke aanvullende maatregelen voorstellen. Verwerker zal, waar mogelijk, zijn medewerking verlenen aan redelijke verzoeken. Pas nadat de door Verwerkingsverantwoordelijke gewenste gewijzigde beveiligingsmaatregelen schriftelijk zijn overeengekomen en ondertekend door Partijen, heeft Verwerker de verplichting deze beveiligingsmaatregelen daadwerkelijk te implementeren. Verwerker kan de kosten verband houdende met de op verzoek van Verwerkingsverantwoordelijke doorgevoerde wijzigingen in rekening brengen bij Verwerkingsverantwoordelijke. </text:p>
        </text:list-item>
        <text:list-item>
          <text:p text:style-name="P23">In geval Verwerker kennis heeft genomen van een "Datalek", dit is een beveiligingsincident waarbij Persoonsgegevens, die de Verwerker namens de Verwerkingsverantwoordelijke beheert, mogelijk onbruikbaar zijn geworden of onbedoeld toegankelijk waren voor derden, zoals omschreven in artikel 4 lid 12 AVG, zal Verwerker Verwerkingsverantwoordelijke zonder onredelijke vertraging, en in ieder geval binnen 24 (vierentwintig) uur nadat het Datalek ter kennis van Verwerker is gekomen, informeren, met daarbij tenminste alle informatie en op de wijze zoals aangegeven in Bijlage 1-D. </text:p>
        </text:list-item>
        <text:list-item>
          <text:p text:style-name="P22">Indien zich, ondanks het feit dat Verwerker maatregelen zoals afgestemd met Verwerkingsverantwoordelijke heeft doorgevoerd, een Datalek voordoet, kan Verwerkingsverantwoordelijke de Verwerker niet aansprakelijk houden voor enige door Verwerkingsverantwoordelijke of derden als gevolg hiervan geleden schade, zoals verder uitgewerkt in <text:span text:style-name="T59">Artikel 6 Aansprakelijkheid</text:span>.</text:p>
        </text:list-item>
      </text:list>
      <text:p text:style-name="P7"> </text:p>
      <text:p text:style-name="P7"><text:span text:style-name="T17">ARTIKEL </text:span><text:span text:style-name="T19">2</text:span><text:span text:style-name="T17"> D</text:span><text:span text:style-name="T20">ATALEK </text:span><text:span text:style-name="T17">/ </text:span><text:span text:style-name="T20">BIJSTAND VERLENEN</text:span></text:p>
      <text:p text:style-name="P7"/>
      <text:list xml:id="list3389461352" text:style-name="L4">
        <text:list-item>
          <text:p text:style-name="P24"><text:span text:style-name="T6">Bewerker zal, </text:span><text:span text:style-name="T8">ingeval van een Datalek, </text:span><text:span text:style-name="T3">indien gewenst en zover dat mogelijk is, </text:span><text:span text:style-name="T6">bijstand verlenen </text:span><text:span text:style-name="T3">aan</text:span><text:span text:style-name="T6"> Verwerkingsverantwoordelijke </text:span><text:span text:style-name="T3">opdat deze </text:span></text:p>
          <text:p text:style-name="P25"><text:span text:style-name="T6">– </text:span><text:span text:style-name="T3">kan voldoen </text:span><text:span text:style-name="T6">aan verzoeken van </text:span><text:span text:style-name="T3">B</text:span><text:span text:style-name="T6">etrokkenen;</text:span></text:p>
          <text:p text:style-name="P24"><text:span text:style-name="T6">– </text:span><text:span text:style-name="T3">invulling </text:span><text:span text:style-name="T7">kan</text:span><text:span text:style-name="T3"> geven aan de rechten van </text:span><text:span text:style-name="T8">B</text:span><text:span text:style-name="T3">etrokkenen;</text:span></text:p>
          <text:p text:style-name="P24"><text:span text:style-name="T3">– de verplichtingen uit hoofde van de artikelen 32 tot en met 36 AVG </text:span><text:span text:style-name="T7">kan nakomen;</text:span></text:p>
          <text:p text:style-name="P24"><text:span text:style-name="T3">– kan voldoen </text:span><text:span text:style-name="T6">aan verzoeken van de bevoegde toezichthouder;</text:span></text:p>
        </text:list-item>
        <text:list-item>
          <text:p text:style-name="P24">Verwerker kan eventuele kosten die hij maakt in het kader van dit artikel in rekening brengen bij Verwerkingsverantwoordelijke. </text:p>
        </text:list-item>
      </text:list>
      <text:p text:style-name="P7"/>
      <text:p text:style-name="P7"/>
      <text:p text:style-name="P7"><text:span text:style-name="T17">ARTIKEL </text:span><text:span text:style-name="T20">3 SUB-VERWERKERS</text:span><text:span text:style-name="T17"> </text:span></text:p>
      <text:p text:style-name="P6"/>
      <text:list xml:id="list2473719171" text:style-name="L5">
        <text:list-item>
          <text:p text:style-name="P26"><text:span text:style-name="T4">V</text:span><text:span text:style-name="T2">erwerker heeft Sub-verwerkers ingeschakeld zoals beschreven in Bijlage 1-</text:span><text:span text:style-name="T11">D</text:span></text:p>
        </text:list-item>
        <text:list-item>
          <text:p text:style-name="P27"><text:span text:style-name="T4">Verwerker draagt ervoor zorg dat </text:span><text:span text:style-name="T5">Sub-verwerkers</text:span><text:span text:style-name="T4"> zich aan eenzelfde beveiligingsniveau committeren ten aanzien van de bescherming van de Persoonsgegevens als het beveiligingsniveau waaraan Verwerker jegens Verwerkingsverantwoordelijke is gebonden.</text:span></text:p>
        </text:list-item>
      </text:list>
      <text:p text:style-name="P7"/>
      <text:p text:style-name="P7"><text:span text:style-name="T17">ARTIKEL </text:span><text:span text:style-name="T20">4</text:span><text:span text:style-name="T17"> DERDE LANDEN <text:s/></text:span></text:p>
      <text:p text:style-name="P7"/>
      <text:list xml:id="list535881675" text:style-name="L6">
        <text:list-item>
          <text:p text:style-name="P28">Verwerker slaat geen Persoonsgegevens op in derde landen. Derde landen zijn alle landen buiten de Europese Unie en Europese Economische Ruimte of internationale organisaties. <text:s/></text:p>
        </text:list-item>
        <text:list-item>
          <text:p text:style-name="P28"><text:soft-page-break/>Hoewel Verwerker samenwerkt met programmeurs van bedrijven in derde landen, <text:span text:style-name="T23">kunnen zij niet </text:span><text:s/><text:span text:style-name="T23">bij </text:span>Persoonsgegevens <text:span text:style-name="T22">of toegangs-data voor databases van Verwerkingsverantwoordelijke; verwerker </text:span>geeft hen <text:span text:style-name="T22">dergelijke</text:span> <text:span text:style-name="T22">gegevens niet</text:span> door. <text:s/>Verwerker geeft alleen dergelijke gegevens door met uitdrukkelijke schriftelijke toestemming van Verwerkingsverantwoordelijke én als dat op grond van de toepasselijke (Europese) privacyregelgeving is toegestaan, bijvoorbeeld omdat het betreffende land een passend beschermingsniveau biedt of gebruik wordt gemaakt van een daartoe bestemd ongewijzigd modelcontract, goedgekeurd door de Europese Commissie.</text:p>
        </text:list-item>
      </text:list>
      <text:p text:style-name="P7"/>
      <text:p text:style-name="P7"><text:span text:style-name="T17">ARTIKEL </text:span><text:span text:style-name="T20">5 GEHEIMHOUDING </text:span></text:p>
      <text:p text:style-name="P7"/>
      <text:list xml:id="list2203321672" text:style-name="L7">
        <text:list-item>
          <text:p text:style-name="P29">Toegang tot persoonsgegevens, toegangs- en/of identificatiecodes, certificaten en alle andere data die invulling geeft aan deze Verwerkersovereenkomst, is beperkt tot de medewerkers bij Verwerker of Sub-verwerker waarvoor toegang gezien hun functie noodzakelijk is. Al deze medewerkers hebben standaard een verplichting tot geheimhouding, waaronder geheimhouding van persoonsgegevens. </text:p>
        </text:list-item>
        <text:list-item>
          <text:p text:style-name="P29">Verwerker is alleen gerechtigd de Persoonsgegevens te verstrekken aan derden, indien en voor zover verstrekking noodzakelijk is ingevolge een rechterlijke uitspraak, een wettelijk voorschrift of op basis van een bevoegd gegeven bevel van een overheidsinstantie.</text:p>
        </text:list-item>
        <text:list-item>
          <text:p text:style-name="P29">Als Overeenkomst wordt beëindigd kan Verwerkingsverantwoordelijke een kopie van de database meenemen of een export maken van de persoonsgegevens vanuit de software. </text:p>
        </text:list-item>
        <text:list-item>
          <text:p text:style-name="P29">Tenzij schriftelijk anders overeengekomen, worden na beëindiging van de overeenkomst de persoonsgegevens die voor de Verwerkingsverantwoordelijke werden verwerkt, en alle bestaande kopieën, door Verwerker op zodanige wijze verwijderd dat deze niet langer kunnen worden gebruikt en niet langer toegankelijk zijn. <text:s/></text:p>
        </text:list-item>
        <text:list-item>
          <text:p text:style-name="P29">Verwerker kan eventuele kosten die hij maakt in het kader van dit artikel in rekening brengen bij Verwerkingsverantwoordelijke. </text:p>
        </text:list-item>
      </text:list>
      <text:p text:style-name="P7"/>
      <text:p text:style-name="P7"><text:span text:style-name="T17">ARTIKEL </text:span><text:span text:style-name="T21">6</text:span><text:span text:style-name="T20"> AANSPRAKELIJKHEID </text:span></text:p>
      <text:p text:style-name="P7"><text:s text:c="7"/></text:p>
      <text:list xml:id="list369904030" text:style-name="L8">
        <text:list-item>
          <text:p text:style-name="P30">Indien Verwerker aansprakelijk is jegens Verwerkingsverantwoordelijke voor schade uit welke hoofde dan ook, is Verwerker alleen aansprakelijk voor directe schade die Verwerkingsverantwoordelijke lijdt als gevolg van een aan Verwerker toerekenbare tekortkoming en/of onrechtmatige daad. </text:p>
        </text:list-item>
        <text:list-item>
          <text:p text:style-name="P31">De totale aansprakelijkheid onder de Overeenkomst, inclusief de Verwerkersovereenkomst, of overtreding door Verwerker en/of sub-verwerker(s) van de toepasselijke (Europese) privacyregelgeving, zal nooit meer bedragen dan de som van de ontvangen bedragen door Verwerker van Verwerkingsverantwoordelijke van de afgelopen 6 maanden met een maximum van € 50.000.</text:p>
        </text:list-item>
        <text:list-item>
          <text:p text:style-name="P30">Verwerker is nooit aansprakelijk voor gevolgschade, waaronder mede begrepen zuivere vermogensschade, gederfde winst, en immateriële schade. In het bijzonder is Verwerker niet aansprakelijk voor schade in verband met en/of als gevolg van:</text:p>
          <text:p text:style-name="P30">a) beëindiging of wijziging van de geleverde dienst;</text:p>
          <text:p text:style-name="P30">b) communicatiegebreken in verband met hardware-, software-, netwerk- of andere computerproblemen;</text:p>
          <text:p text:style-name="P30">c) het gebruik van door Verwerkingsverantwoordelijke voorgeschreven gegevens of databestanden;</text:p>
          <text:p text:style-name="P30">d) verlies, verminking of vernietiging van gegevens of databestanden; en/of,</text:p>
          <text:p text:style-name="P30">e) ontoegankelijkheid van de dienst van Verwerker;</text:p>
          <text:p text:style-name="P30">f) reputatieschade.</text:p>
        </text:list-item>
        <text:list-item>
          <text:p text:style-name="P32">Voorwaarde voor het ontstaan van enig recht op schadevergoeding is dat Verwerkingsverantwoordelijke de schade zo spoedig mogelijk na het ontstaan daarvan schriftelijk bij Verwerker meldt. Tenzij het oplossen van de tekortkoming blijvend onmogelijk is, ontstaat aansprakelijkheid van Verwerker daarbij alleen indien een redelijke termijn ter zuivering van de tekortkoming wordt gesteld, en Verwerker ook na die termijn toerekenbaar tekort blijft schieten in de nakoming van haar verplichtingen uit de verwerkersovereenkomst. De ingebrekestelling dient een zo volledig en gedetailleerd mogelijke omschrijving van de tekortkoming te bevatten, zodat Verwerker in staat is <text:soft-page-break/>adequaat te reageren. <text:span text:style-name="T69">Ieder vordering tot schadevergoeding jegens Verwerker vervalt door het enkele verloop van zes (6) maanden na het ontstaan van de vordering.</text:span></text:p>
        </text:list-item>
        <text:list-item>
          <text:p text:style-name="P30">Verwerkingsverantwoordelijke vrijwaart Verwerker voor aanspraken van derden (met name <text:span text:style-name="T61">B</text:span>etrokkenen) en de eventuele schade als gevolg daarvan, gebaseerd op niet naleving van voorschriften bij of krachtens de AVG en/of overige wet en regelgeving ter zake en/of deze Verwerkersovereenkomst. </text:p>
        </text:list-item>
        <text:list-item>
          <text:p text:style-name="P30">Beperkingen van de aansprakelijkheid opgenomen in deze Verwerkersovereenkomst komen te vervallen indien en voor zover de schade het gevolg is van opzet of bewuste roekeloosheid van Verwerker.</text:p>
        </text:list-item>
      </text:list>
      <text:p text:style-name="P7"><text:s text:c="6"/></text:p>
      <text:p text:style-name="P7"><text:span text:style-name="T17">ARTIKEL </text:span><text:span text:style-name="T21">7</text:span><text:span text:style-name="T20"> OVERIG</text:span></text:p>
      <text:p text:style-name="P7"/>
      <text:list xml:id="list2042058723" text:style-name="L9">
        <text:list-item>
          <text:p text:style-name="P33">Op de Verwerkersovereenkomst is Nederlands recht van toepassing. </text:p>
        </text:list-item>
        <text:list-item>
          <text:p text:style-name="P33">Geschillen tussen Verwerkingsverantwoordelijke en Verwerker worden uitsluitend voorgelegd aan de bevoegde rechter in het arrondissement te Amsterdam.</text:p>
        </text:list-item>
      </text:list>
      <text:p text:style-name="P7"/>
      <text:p text:style-name="P7"/>
      <text:p text:style-name="P7"><text:span text:style-name="T17">B</text:span><text:span text:style-name="T16">IJLAGE 1</text:span></text:p>
      <text:p text:style-name="P4"/>
      <text:p text:style-name="P11"><text:span text:style-name="T47">A </text:span><text:span text:style-name="T46">DOELEINDEN VERWERKING </text:span><text:span text:style-name="T47">PERSOONSGEGEVENS</text:span></text:p>
      <text:p text:style-name="P11"/>
      <text:p text:style-name="P12">Met <text:span text:style-name="T71">haar</text:span> <text:span text:style-name="T31">Odoo </text:span>oplossingen wil <text:span text:style-name="T68">Verwerker</text:span> <text:span text:style-name="T65">opdrachtgevers</text:span> helpen de processen in hun bedrijf of organisatie zo goed mogelijk <text:s/>ondersteunen. Of het nu gaat om handig de inkopen en verkopen te verwerken, contracten van vrijwil<text:span text:style-name="T31">l</text:span>igers of medewerkers te beheren, <text:span text:style-name="T66">projecten te monitoren, campagnes te organiseren, op </text:span>vragen of issues <text:span text:style-name="T31">te reageren</text:span>, sociale impact te realiseren <text:span text:style-name="T68">of</text:span> inschrijvingen voor even<text:span text:style-name="T66">e</text:span>menten te verwerken, de processen bij de <text:span text:style-name="T10">Verwerkingsverantwoordelijke</text:span> zijn altijd leidend. Odoo is onder andere geschikt voor de verwerking van:</text:p>
      <text:p text:style-name="P11"/>
      <text:list xml:id="list3986064879" text:style-name="L10">
        <text:list-item>
          <text:p text:style-name="P34">Contactgegevens <text:span text:style-name="T68">van <text:s/>klanten, leveranciers, leden, achterban, vrijwilligers, donateurs, deelnemers, medewerkers;</text:span></text:p>
        </text:list-item>
        <text:list-item>
          <text:p text:style-name="P35">Voorkeur communicatiekanalen;</text:p>
        </text:list-item>
        <text:list-item>
          <text:p text:style-name="P36">Vastleggen en analyseren van transacties en interesses;</text:p>
        </text:list-item>
        <text:list-item>
          <text:p text:style-name="P36">Contracten <text:span text:style-name="T67">en aanwezigheid </text:span>van personeel of vrijwilligers;</text:p>
        </text:list-item>
        <text:list-item>
          <text:p text:style-name="P35">Inkoop en Verkoop van producten en diensten;</text:p>
        </text:list-item>
        <text:list-item>
          <text:p text:style-name="P35">Incasso en betalingen;</text:p>
        </text:list-item>
        <text:list-item>
          <text:p text:style-name="P36">Project- , <text:span text:style-name="T68">evenement,- of campagne</text:span>administratie.</text:p>
        </text:list-item>
      </text:list>
      <text:p text:style-name="P10"/>
      <text:p text:style-name="P11"><text:span text:style-name="T66">Bij onze oplossingen worden dus ook bijzondere persoonsgegevens verwerkt. Verwerken van deze bijzondere persoonsgegevens, de duur van de opslag, ook met onze oplossingen en dienstverlening, is en blijft echter ter eigen beoordeling van </text:span><text:span text:style-name="T10">Verwerkingsverantwoordelijke.</text:span></text:p>
      <text:p text:style-name="P7"/>
      <text:p text:style-name="P7"><text:span text:style-name="T27">B</text:span><text:span text:style-name="T25"> </text:span><text:span text:style-name="T26">B</text:span><text:span text:style-name="T25">EVEILIGING</text:span></text:p>
      <text:p text:style-name="P15"/>
      <text:p text:style-name="P7"><text:span text:style-name="T24">Voor </text:span><text:span text:style-name="T28">Verwerker</text:span><text:span text:style-name="T24"> is informatiebeveiliging: “De doeltreffende bescherming van alle als vertrouwelijk geclassificeerde informatie door een samenhangend geheel van passende maatregelen, die zijn gericht op het borgen van de beschikbaarheid, integriteit en vertrouwelijkheid van informatie”. </text:span><text:span text:style-name="T28">Verwerker hanteert </text:span>een proactief data protectie beleid, dat erop is gericht om de <text:span text:style-name="T60">data</text:span> van onze klanten, en persoonsgegevens van <text:span text:style-name="T35">B</text:span>etrokkenen, zo goed mogelijk te beschermen. <text:span text:style-name="T35"><text:s/></text:span>Risico’s worden blijvend in kaart gebracht waarbij op basis van <text:span text:style-name="T29">de</text:span> risicobeoordeling maatregelen worden geformuleerd. D<text:span text:style-name="T29">e volgende</text:span> technische en organisatorische beveiligingsmaatregelen <text:span text:style-name="T29">zijn </text:span>getroffen:</text:p>
      <text:p text:style-name="P7"/>
      <text:list xml:id="list1553635538" text:style-name="L11">
        <text:list-header>
          <text:p text:style-name="P37">• Toegangscontrole, gebruik makend van wachtwoorden <text:span text:style-name="T56">en versleuteling;</text:span></text:p>
          <text:p text:style-name="P37">• Toegang naar implementaties van Verwerkingsverantwoordelijke alleen voor project-deelnemers ;</text:p>
          <text:p text:style-name="P37">• Toewijzen van verantwoordelijkheden m.b.t. informatiebeveiliging;</text:p>
          <text:p text:style-name="P37"><text:soft-page-break/><text:span text:style-name="T12">• </text:span><text:span text:style-name="T13">Volgen </text:span><text:span text:style-name="T12">van relevante ontw</text:span><text:span text:style-name="T14">i</text:span><text:span text:style-name="T12">kkelingen m.b.t. beveiliging </text:span><text:span text:style-name="T15">van Odoo en de onderliggende platformen en technologieën</text:span><text:span text:style-name="T12">;</text:span></text:p>
          <text:p text:style-name="P37">• Beveiligingsbewustzijn van medewerkers hooghouden; </text:p>
          <text:p text:style-name="P37">• Steekproefsgewijze controle op naleving beleid;  </text:p>
          <text:p text:style-name="P37">• Beveiliging van netwerkverbindingen via <text:span text:style-name="T30">versleuteling</text:span></text:p>
          <text:p text:style-name="P37">• Een beveiligd intern netwerk;</text:p>
          <text:p text:style-name="P37">• Monitoring van systemen;</text:p>
          <text:p text:style-name="P37">• Direct ingrijpen bij verdachte incidenten, <text:span text:style-name="T31">ook als dit een onderbreking van de bedrijfsprocessen van Verwerkingsverantwoordelijke betekent;</text:span></text:p>
          <text:p text:style-name="P37">• Geen persoonsgegevens op de eigen laptop; </text:p>
          <text:p text:style-name="P37">• <text:span text:style-name="T32">Versleutelde Back-ups.</text:span></text:p>
        </text:list-header>
      </text:list>
      <text:p text:style-name="P17"/>
      <text:p text:style-name="P13"><text:span text:style-name="T33">C </text:span>DATALEK</text:p>
      <text:p text:style-name="P7"/>
      <text:p text:style-name="P7"><text:span text:style-name="T34">Verwerker kan niet garanderen dat de beveiligingsmaatregelen onder alle omstandigheden doeltreffend zijn. Hier staat beschreven hoe en wanneer Verwerker de Verwerkingsverantwoordelijke zal informeren over Beveiligingsincidenten en Datalekken. Een Datalek is een beveiligingsincident waarbij Persoonsgegevens, die de Verwerker namens de Verwerkingsverantwoordelijke beheert, mogelijk onbruikbaar zijn geworden of onbedoeld toegankelijk waren voor derden, zoals omschreven in artikel 4 sub 12 AVG. Het gaat om gegevens die te koppelen zijn aan personen, zoals, maar niet beperkt tot, namen, adressen, telefoonnummers, <text:s/>mailadressen, login gegevens, cookies, IP adressen of identificerende gegevens van computers of telefoons. </text:span>Verwerker <text:span text:style-name="T58">zal</text:span> <text:span text:style-name="T29">Verwerkingsverantwoordelijke</text:span> desgewenst ondersteunen bij het meldproces. <text:s/></text:p>
      <text:p text:style-name="P7"/>
      <text:p text:style-name="P7">Een Beveiligingsincident zal zo spoedig mogelijk, doch uiterlijk binnen 24 uur, aan <text:span text:style-name="T42">Verwerkingsverantwoordelijke</text:span> gemeld worden. Onderstaande vragen zullen in de e-mail beantwoord worden. Deze vragen zijn gelijk aan de informatie die aan de Autoriteit Persoonsgegevens moet worden verstrekt.</text:p>
      <text:p text:style-name="P7"/>
      <text:list xml:id="list41534670" text:style-name="WWNum46">
        <text:list-item>
          <text:p text:style-name="P38">Een samenvatting van het beveiligingslek/beveiligingsincident/datalek: </text:p>
        </text:list-item>
      </text:list>
      <text:p text:style-name="P7">Wat is er gebeurd? Hier wordt ook de naam van het betrokken systeem gemeld.</text:p>
      <text:list xml:id="list191150885532961" text:continue-numbering="true" text:style-name="WWNum46">
        <text:list-item>
          <text:p text:style-name="P38">Betrokken persoonsgegevens bij het beveiligingsincident</text:p>
        </text:list-item>
      </text:list>
      <text:p text:style-name="P7"><text:span text:style-name="T53">I</text:span>eder tot een persoon te herleiden gegeven, <text:span text:style-name="T53">z</text:span>oals, maar niet beperkt tot, naam, adres, e-mailadres, IP-nummer, Burgerservicenummer <text:span text:style-name="T53">en</text:span> pasfoto.</text:p>
      <text:list xml:id="list191150001370776" text:continue-numbering="true" text:style-name="WWNum46">
        <text:list-item>
          <text:p text:style-name="P38">Het aantal personen waarvan de persoonsgegevens betrokken zijn bij het incident</text:p>
        </text:list-item>
      </text:list>
      <text:p text:style-name="P7">Een minimum en maximum aantal personen.</text:p>
      <text:list xml:id="list191149451592851" text:continue-numbering="true" text:style-name="WWNum46">
        <text:list-item>
          <text:p text:style-name="P38">Omschrijving van de groep personen om wiens gegevens het gaat</text:p>
        </text:list-item>
      </text:list>
      <text:p text:style-name="P7"><text:span text:style-name="T54">Met b</text:span>ijzondere aandacht v<text:span text:style-name="T54">oor </text:span>gegevens van kwetsbare groepen.</text:p>
      <text:list xml:id="list191150251451667" text:continue-numbering="true" text:style-name="WWNum46">
        <text:list-item>
          <text:p text:style-name="P38">Bekendheid van de contactgegevens van de betrokken personen</text:p>
        </text:list-item>
      </text:list>
      <text:p text:style-name="P7"><text:span text:style-name="T54">Kan Verwerkingsverantwoordelijke de getroffen </text:span>personen bereiken, <text:span text:style-name="T54">indien nodig</text:span>?</text:p>
      <text:list xml:id="list191150408857210" text:continue-numbering="true" text:style-name="WWNum46">
        <text:list-item>
          <text:p text:style-name="P38">De oorzaak van het beveiligingsincident</text:p>
        </text:list-item>
        <text:list-item>
          <text:p text:style-name="P38">De <text:span text:style-name="T54">getroffen </text:span>maatregelen om het <text:span text:style-name="T54">datalek</text:span> <text:span text:style-name="T54">te dichten </text:span>en herhaling te voorkomen</text:p>
        </text:list-item>
        <text:list-item>
          <text:p text:style-name="P38">In welke periode het beveiligingsincident heeft plaatsgevonden</text:p>
        </text:list-item>
        <text:list-item>
          <text:p text:style-name="P38"><text:span text:style-name="T55">W</text:span>ijzen op de mogelijke gevolgen <text:span text:style-name="T55">als Persoonsgegevens in </text:span>verkeerde handen <text:span text:style-name="T55">vallen</text:span></text:p>
        </text:list-item>
        <text:list-item>
          <text:p text:style-name="P38"><text:span text:style-name="T54">C</text:span>ontactgegevens contactpersoon, waar kan de Verwerkingsverantwoordelijke met vragen terecht</text:p>
        </text:list-item>
      </text:list>
      <text:p text:style-name="P14"/>
      <text:p text:style-name="P7"><text:span text:style-name="T39">D</text:span><text:span text:style-name="T36">e Verwerker blijft de </text:span><text:span text:style-name="T40">Verwerkingsverantwoordelijke</text:span><text:span text:style-name="T36"> </text:span><text:span text:style-name="T39">tevens </text:span><text:span text:style-name="T36">op de hoogte houden van verdere ontwikkelingen. <text:s/>Wel of niet melden </text:span><text:span text:style-name="T41">bij de </text:span><text:span text:style-name="T37">Autoriteit Persoonsgegevens (AP) </text:span><text:span text:style-name="T41">de </text:span><text:span text:style-name="T37">toezichthoudende autoriteit, zoals omschreven in artikel 4, sub 21 AVG, </text:span><text:span text:style-name="T36">blijft </text:span><text:span text:style-name="T37">te allen tijde </text:span><text:span text:style-name="T36">de verantwoordelijkheid van de </text:span><text:span text:style-name="T38">Verwerkingsverantwoordelijke</text:span><text:span text:style-name="T36">. </text:span><text:span text:style-name="T37">Verwerker is niet verplicht tot het melden van inbreuken in verband met persoonsgegevens aan de AP en/of de Betrokkene.</text:span></text:p>
      <text:p text:style-name="P7"/>
      <text:p text:style-name="P7"/>
      <text:p text:style-name="P7"><text:span text:style-name="T48">D</text:span><text:span text:style-name="T43"> </text:span><text:span text:style-name="T44">S</text:span><text:span text:style-name="T45">UB-VERWERKERS</text:span></text:p>
      <text:p text:style-name="P7"/>
      <text:p text:style-name="P16"><text:span text:style-name="T49">Voor het Verwerken van data </text:span><text:span text:style-name="T51">maakt Verwerker </text:span><text:span text:style-name="T49">gebruik van </text:span><text:span text:style-name="T52">Sub-verwerkers.</text:span><text:span text:style-name="T49"> </text:span><text:span text:style-name="T50">Verwerker draagt ervoor zorg dat deze Sub-verwerker zich aan eenzelfde beveiligingsniveau committeren ten aanzien van de bescherming van de Persoonsgegevens als het beveiligingsniveau waaraan Verwerker jegens Verwerkingsverantwoordelijke is gebonden. </text:span></text:p>
      <text:p text:style-name="P7"/>
      <text:p text:style-name="P8"><text:span text:style-name="T1">Zowel </text:span>Verwerker <text:span text:style-name="T1">als Sub-verwerker </text:span>werk<text:span text:style-name="T1">en</text:span> met programmeurs van bedrijven in derde landen. <text:span text:style-name="T23">Zij kunnen niet </text:span><text:s/><text:span text:style-name="T23">bij </text:span>Persoonsgegevens <text:span text:style-name="T22">of toegangs-data voor databases van Verwerkingsverantwoordelijke; verwerker </text:span>geeft hen <text:span text:style-name="T22">dergelijke</text:span> <text:span text:style-name="T22">gegevens niet</text:span> door. Verwerker <text:span text:style-name="T64">kan alleen </text:span>dergelijke gegevens door<text:span text:style-name="T64">geven</text:span> met uitdrukkelijke schriftelijke toestemming van Verwerkingsverantwoordelijke én als dat op grond van de toepasselijke (Europese) privacyregelgeving is toegestaan. </text:p>
      <text:p text:style-name="P8"/>
      <text:p text:style-name="P7"><text:soft-page-break/>Verwerker zal Verwerkingsverantwoordelijke informeren over een wijziging in de door de Verwerker ingeschakelde Subverwerkers. Verwerkingsverantwoordelijke heeft het recht bezwaar te maken tegen voornoemde wijziging. </text:p>
      <text:p text:style-name="P7"/>
      <text:p text:style-name="P9">Voor het hosten van databases maakt <text:span text:style-name="T57">Verwerker voor sommige Verwerkingsverantwoordelijken, </text:span>gebruik van de <text:span text:style-name="T34">Sub-verwerkers. In deze situatie draagt </text:span><text:span text:style-name="T4">Verwerker ervoor zorg dat Subverwerker</text:span><text:span text:style-name="T5">s</text:span><text:span text:style-name="T4"> zich aan eenzelfde beveiligingsniveau committeren ten aanzien van de bescherming van de Persoonsgegevens als het beveiligingsniveau waaraan Verwerker jegens Verwerkingsverantwoordelijke is gebonden. </text:span><text:span text:style-name="T9">Deze verantwoordelijkheid geldt niet voor Verwerkingsverantwoordelijken die zelf hosten of databases in eigen beheer hebb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face style:name="Noto Sans Devanagari1" svg:font-family="'Noto Sans Devanagari'"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eorgia1"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Standard" style:default-outline-level="" style:class="chapter">
      <style:paragraph-properties fo:text-align="center" style:justify-single-word="false"/>
      <style:text-properties fo:font-weight="bold" style:font-weight-asian="bold" style:font-weight-complex="bold"/>
    </style:style>
    <style:style style:name="Heading_20_1" style:display-name="Heading 1" style:family="paragraph" style:parent-style-name="Standard" style:default-outline-level="1" style:list-style-name="" style:class="text">
      <style:paragraph-properties fo:keep-with-next="always"/>
      <style:text-properties style:text-underline-style="solid" style:text-underline-width="auto" style:text-underline-color="font-color"/>
    </style:style>
    <style:style style:name="Body_20_Text_20_2" style:display-name="Body Text 2" style:family="paragraph" style:parent-style-name="Standard" style:default-outline-level="">
      <style:paragraph-properties fo:margin-top="0mm" fo:margin-bottom="2.12mm" loext:contextual-spacing="false" fo:line-height="200%"/>
    </style:style>
    <style:style style:name="Heading_20_3" style:display-name="Heading 3" style:family="paragraph" style:parent-style-name="Standard" style:default-outline-level="3" style:list-style-name="" style:class="text">
      <style:paragraph-properties fo:text-align="justify" style:justify-single-word="false" fo:hyphenation-ladder-count="no-limit" fo:keep-with-next="always">
        <style:tab-stops>
          <style:tab-stop style:position="-25.4mm"/>
          <style:tab-stop style:position="-12.7mm"/>
        </style:tab-stops>
      </style:paragraph-properties>
      <style:text-properties style:text-underline-style="solid" style:text-underline-width="auto" style:text-underline-color="font-color" fo:hyphenate="false" fo:hyphenation-remain-char-count="2" fo:hyphenation-push-char-count="2"/>
    </style:style>
    <style:style style:name="Text_20_body_20_indent" style:display-name="Text body indent" style:family="paragraph" style:parent-style-name="Standard" style:default-outline-level="" style:class="text">
      <style:paragraph-properties fo:margin-left="19.84mm" fo:margin-right="0mm" fo:text-indent="0mm" style:auto-text-indent="false"/>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size-complex="10pt"/>
    </style:style>
    <style:style style:name="Heading_20_5" style:display-name="Heading 5" style:family="paragraph" style:parent-style-name="Standard" style:default-outline-level="5" style:list-style-name="" style:class="text">
      <style:paragraph-properties fo:margin-left="6.35mm" fo:margin-right="0mm" fo:line-height="110%" fo:text-indent="-6.35mm" style:auto-text-indent="false" fo:keep-with-next="always">
        <style:tab-stops>
          <style:tab-stop style:position="6.35mm"/>
        </style:tab-stops>
      </style:paragraph-properties>
      <style:text-properties style:font-name="Verdana" fo:font-family="Verdana" style:font-family-generic="roman" style:font-pitch="variable" fo:font-size="10pt" fo:font-weight="bold" style:font-size-asian="10pt" style:font-weight-asian="bold" style:font-size-complex="11pt" style:font-weight-complex="bold"/>
    </style:style>
    <style:style style:name="Normal_20__28_Web_29_" style:display-name="Normal (Web)" style:family="paragraph" style:parent-style-name="Standard" style:default-outline-level="">
      <style:paragraph-properties fo:margin-top="4.94mm" fo:margin-bottom="4.94mm" loext:contextual-spacing="false"/>
    </style:style>
    <style:style style:name="tabelheading2" style:family="paragraph" style:parent-style-name="Standard" style:default-outline-level="">
      <style:paragraph-properties fo:line-height="4.59mm" fo:keep-together="always" fo:keep-with-next="always"/>
      <style:text-properties style:font-name="Times" fo:font-family="Times" style:font-family-generic="roman" style:font-pitch="variable" fo:language="nl" fo:country="none" fo:font-style="italic" style:font-style-asian="italic" style:font-name-complex="Times1" style:font-family-complex="Time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mm" fo:margin-right="0mm" fo:margin-top="0mm" fo:margin-bottom="0mm" loext:contextual-spacing="true" fo:text-indent="0mm" style:auto-text-indent="false"/>
      <style:text-properties fo:language="en" fo:country="US" style:language-asian="en" style:country-asian="US"/>
    </style:style>
    <style:style style:name="No_20_Spacing" style:display-name="No Spacing" style:family="paragraph" style:default-outline-level="">
      <style:paragraph-properties fo:text-align="justify" style:justify-single-word="false" fo:orphans="2" fo:widows="2" fo:hyphenation-ladder-count="no-limit" style:writing-mode="lr-tb"/>
      <style:text-properties style:font-name="Arial" fo:font-family="Arial" style:font-family-generic="roman" style:font-pitch="variable" fo:font-size="12pt" style:font-size-asian="12pt" style:font-size-complex="12pt" fo:hyphenate="false" fo:hyphenation-remain-char-count="2" fo:hyphenation-push-char-count="2"/>
    </style:style>
    <style:style style:name="Heading_20_2" style:display-name="Heading 2" style:family="paragraph" style:parent-style-name="Standard" style:default-outline-level="2" style:list-style-name="" style:class="text">
      <style:paragraph-properties fo:margin-left="10.16mm" fo:margin-right="0mm" fo:margin-top="4.94mm" fo:margin-bottom="1.06mm" loext:contextual-spacing="false" style:line-height-at-least="4.94mm" fo:text-align="justify" style:justify-single-word="false" fo:text-indent="-10.16mm" style:auto-text-indent="false" fo:keep-with-next="always">
        <style:tab-stops>
          <style:tab-stop style:position="10.16mm"/>
        </style:tab-stops>
      </style:paragraph-properties>
      <style:text-properties fo:color="#368d92" style:font-name="Calibri Light" fo:font-family="'Calibri Light'" style:font-family-generic="roman" style:font-pitch="variable" fo:font-size="13pt" fo:language="en" fo:country="GB" fo:font-weight="bold" style:font-name-asian="Noto Sans CJK SC Regular" style:font-family-asian="'Noto Sans CJK SC Regular'"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3" style:display-name="ListLabel 3" style:family="text">
      <style:text-properties style:font-name="Georgia1" fo:font-family="Georgia" style:font-family-generic="roman" style:font-pitch="variable" fo:font-size="10pt"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Georgia1" fo:font-family="Georgia" style:font-family-generic="roman" style:font-pitch="variable" fo:font-size="10pt" fo:font-weight="bold"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16" style:display-name="ListLabel 16" style:family="text">
      <style:text-properties style:font-name="Georgia1" fo:font-family="Georgia" style:font-family-generic="roman" style:font-pitch="variable" fo:font-size="10pt" fo:font-weight="normal" style:font-weight-asian="normal"/>
    </style:style>
    <style:style style:name="ListLabel_20_56" style:display-name="ListLabel 56" style:family="text">
      <style:text-properties style:font-name="Georgia1" fo:font-family="Georgia" style:font-family-generic="roman" style:font-pitch="variable" fo:font-size="10pt" fo:font-weight="bold" style:font-name-asian="Times New Roman" style:font-family-asian="'Times New Roman'" style:font-family-generic-asian="system" style:font-pitch-asian="variable" style:font-size-asian="10pt" style:font-weight-asian="normal" style:font-name-complex="Arial1" style:font-family-complex="Arial" style:font-family-generic-complex="system" style:font-pitch-complex="variable" style:font-size-complex="10pt"/>
    </style:style>
    <style:style style:name="ListLabel_20_51" style:display-name="ListLabel 51" style:family="text">
      <style:text-properties style:font-name="Georgia1" fo:font-family="Georgia" style:font-family-generic="roman" style:font-pitch="variable" fo:font-weight="normal" style:font-weight-asian="normal"/>
    </style:style>
    <style:style style:name="ListLabel_20_44" style:display-name="ListLabel 44" style:family="text">
      <style:text-properties style:font-name="Georgia1" fo:font-family="Georgia" style:font-family-generic="roman" style:font-pitch="variable" fo:font-weight="normal" style:font-weight-asian="normal"/>
    </style:style>
    <style:style style:name="ListLabel_20_19" style:display-name="ListLabel 19" style:family="text">
      <style:text-properties style:font-name="Georgia1" fo:font-family="Georgia" style:font-family-generic="roman" style:font-pitch="variable" fo:font-weight="normal" style:font-weight-asian="normal"/>
    </style:style>
    <style:style style:name="ListLabel_20_66" style:display-name="ListLabel 66" style:family="text">
      <style:text-properties style:font-name="Georgia1" fo:font-family="Georgia" style:font-family-generic="roman" style:font-pitch="variable" style:font-name-complex="Times New Roman" style:font-family-complex="'Times New Roman'" style:font-family-generic-complex="system" style:font-pitch-complex="variable"/>
    </style:style>
    <style:style style:name="ListLabel_20_7" style:display-name="ListLabel 7" style:family="text">
      <style:text-properties style:font-name="Georgia1" fo:font-family="Georgia" style:font-family-generic="roman" style:font-pitch="variable" fo:font-weight="normal" style:font-weight-asian="normal"/>
    </style:style>
    <style:style style:name="ListLabel_20_40" style:display-name="ListLabel 40" style:family="text">
      <style:text-properties style:font-name="Georgia1" fo:font-family="Georgia" style:font-family-generic="roman" style:font-pitch="variable" fo:font-size="10pt" fo:font-weight="normal" style:font-weight-asian="normal"/>
    </style:style>
    <style:style style:name="ListLabel_20_58" style:display-name="ListLabel 58" style:family="text">
      <style:text-properties style:font-name="Georgia1" fo:font-family="Georgia" style:font-family-generic="roman" style:font-pitch="variable" fo:font-size="10pt"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text-properties style:font-name-complex="Times New Roman" style:font-family-complex="'Times New Roman'" style:font-family-generic-complex="system" style:font-pitch-complex="variable"/>
    </style:style>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bullet text:level="2" style:num-suffix="" text:bullet-char="">
        <style:list-level-properties text:list-level-position-and-space-mode="label-alignment">
          <style:list-level-label-alignment text:label-followed-by="listtab" text:list-tab-stop-position="25.4mm" fo:text-indent="-6.35mm" fo:margin-left="25.4mm"/>
        </style:list-level-properties>
        <style:text-properties fo:font-family="Symbol"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41.28mm" fo:text-indent="-6.35mm" fo:margin-left="41.28mm"/>
        </style:list-level-properties>
        <style:text-properties fo:font-family="Verdana" style:font-family-generic="swiss"/>
      </text:list-level-style-bullet>
      <text:list-level-style-number text:level="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text:style-name="ListLabel_20_5"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3" text:style-name="ListLabel_20_6" style:num-suffix="." style:num-format="i">
        <style:list-level-properties text:list-level-position-and-space-mode="label-alignment" fo:text-align="end">
          <style:list-level-label-alignment text:label-followed-by="listtab" text:list-tab-stop-position="19.47mm" fo:text-indent="-3.18mm" fo:margin-left="19.47mm"/>
        </style:list-level-properties>
      </text:list-level-style-number>
      <text:list-level-style-number text:level="4" style:num-suffix="." style:num-format="1">
        <style:list-level-properties text:list-level-position-and-space-mode="label-alignment">
          <style:list-level-label-alignment text:label-followed-by="listtab" text:list-tab-stop-position="32.17mm" fo:text-indent="-6.35mm" fo:margin-left="32.17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44.87mm" fo:text-indent="-6.35mm" fo:margin-left="44.87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7.57mm" fo:text-indent="-3.18mm" fo:margin-left="57.57mm"/>
        </style:list-level-properties>
      </text:list-level-style-number>
      <text:list-level-style-number text:level="7" style:num-suffix="." style:num-format="1">
        <style:list-level-properties text:list-level-position-and-space-mode="label-alignment">
          <style:list-level-label-alignment text:label-followed-by="listtab" text:list-tab-stop-position="70.27mm" fo:text-indent="-6.35mm" fo:margin-left="70.27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82.97mm" fo:text-indent="-6.35mm" fo:margin-left="82.97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95.67mm" fo:text-indent="-3.18mm" fo:margin-left="95.67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number text:level="1" text:style-name="ListLabel_20_16"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8">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9">
      <text:list-level-style-number text:level="1" text:style-name="ListLabel_20_56" style:num-suffix="." style:num-format="1">
        <style:list-level-properties text:list-level-position-and-space-mode="label-alignment">
          <style:list-level-label-alignment text:label-followed-by="listtab" text:list-tab-stop-position="25.24mm" fo:text-indent="-6.35mm" fo:margin-left="25.24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44.29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56.99mm"/>
        </style:list-level-properties>
      </text:list-level-style-number>
      <text:list-level-style-number text:level="4" style:num-suffix="." style:num-format="1">
        <style:list-level-properties text:list-level-position-and-space-mode="label-alignment">
          <style:list-level-label-alignment text:label-followed-by="listtab" fo:text-indent="-6.35mm" fo:margin-left="69.69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82.39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95.09mm"/>
        </style:list-level-properties>
      </text:list-level-style-number>
      <text:list-level-style-number text:level="7" style:num-suffix="." style:num-format="1">
        <style:list-level-properties text:list-level-position-and-space-mode="label-alignment">
          <style:list-level-label-alignment text:label-followed-by="listtab" fo:text-indent="-6.35mm" fo:margin-left="107.7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20.49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33.19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6">
      <text:list-level-style-number text:level="1" text:style-name="ListLabel_20_51" style:num-suffix="." style:num-format="1">
        <style:list-level-properties text:list-level-position-and-space-mode="label-alignment">
          <style:list-level-label-alignment text:label-followed-by="listtab"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number text:level="1" text:style-name="ListLabel_20_44"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number text:level="1" text:style-name="ListLabel_20_1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5">
      <text:list-level-style-number text:level="1" text:style-name="ListLabel_20_66" style:num-suffix="." style:num-format="a" style:num-letter-sync="true">
        <style:list-level-properties text:list-level-position-and-space-mode="label-alignment">
          <style:list-level-label-alignment text:label-followed-by="listtab" fo:text-indent="-6.35mm" fo:margin-left="18.84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31.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4.24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6.94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9.64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2.34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04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7.74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0.4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text:style-name="ListLabel_20_7"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mm" fo:text-indent="-3.18mm" fo:margin-left="31.75mm"/>
        </style:list-level-properties>
      </text:list-level-style-number>
      <text:list-level-style-number text:level="4"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mm" fo:text-indent="-3.18mm" fo:margin-left="69.85mm"/>
        </style:list-level-properties>
      </text:list-level-style-number>
      <text:list-level-style-number text:level="7" style:num-suffix="." style:num-format="1">
        <style:list-level-properties text:list-level-position-and-space-mode="label-alignment">
          <style:list-level-label-alignment text:label-followed-by="listtab" text:list-tab-stop-position="82.55mm" fo:text-indent="-6.35mm" fo:margin-left="82.55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mm" fo:text-indent="-6.35mm" fo:margin-left="95.25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mm" fo:text-indent="-3.18mm" fo:margin-left="107.9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number text:level="1" text:style-name="ListLabel_20_4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1">
      <text:list-level-style-bullet text:level="1" text:style-name="ListLabel_20_58" style:num-suffix="-" text:bullet-char="-">
        <style:list-level-properties text:list-level-position-and-space-mode="label-alignment">
          <style:list-level-label-alignment text:label-followed-by="listtab" fo:text-indent="-6.35mm" fo:margin-left="12.7mm"/>
        </style:list-level-properties>
        <style:text-properties style:font-name="Georgia"/>
      </text:list-level-style-bullet>
      <text:list-level-style-bullet text:level="2" text:style-name="ListLabel_20_59" style:num-suffix="o" text:bullet-char="o">
        <style:list-level-properties text:list-level-position-and-space-mode="label-alignment">
          <style:list-level-label-alignment text:label-followed-by="listtab" fo:text-indent="-6.35mm" fo:margin-left="25.4m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60" style:num-suffix="o" text:bullet-char="o">
        <style:list-level-properties text:list-level-position-and-space-mode="label-alignment">
          <style:list-level-label-alignment text:label-followed-by="listtab" fo:text-indent="-6.35mm" fo:margin-left="63.5m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6.35mm" fo:margin-left="101.6m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1.75mm"/>
        </style:list-level-properties>
      </text:list-level-style-number>
      <text:list-level-style-number text:level="4"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57.1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69.8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2.55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95.25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07.9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0"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Arial" style:font-family-generic="swiss"/>
      </text:list-level-style-bullet>
      <text:list-level-style-bullet text:level="2" text:style-name="ListLabel_20_41" style:num-suffix="•" text:bullet-char="•">
        <style:list-level-properties text:list-level-position-and-space-mode="label-alignment">
          <style:list-level-label-alignment text:label-followed-by="listtab" text:list-tab-stop-position="25.4mm" fo:text-indent="-6.35mm" fo:margin-left="25.4mm"/>
        </style:list-level-properties>
        <style:text-properties fo:font-family="Arial" style:font-family-generic="swiss"/>
      </text:list-level-style-bullet>
      <text:list-level-style-bullet text:level="3" text:style-name="ListLabel_20_42"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family-generic="swiss"/>
      </text:list-level-style-bullet>
      <text:list-level-style-bullet text:level="4" text:style-name="ListLabel_20_43"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Arial" style:font-family-generic="swiss"/>
      </text:list-level-style-bullet>
      <text:list-level-style-bullet text:level="5" text:style-name="ListLabel_20_44"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Arial" style:font-family-generic="swiss"/>
      </text:list-level-style-bullet>
      <text:list-level-style-bullet text:level="6" text:style-name="ListLabel_20_45"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Arial" style:font-family-generic="swiss"/>
      </text:list-level-style-bullet>
      <text:list-level-style-bullet text:level="7" text:style-name="ListLabel_20_46"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Arial" style:font-family-generic="swiss"/>
      </text:list-level-style-bullet>
      <text:list-level-style-bullet text:level="8" text:style-name="ListLabel_20_47" style:num-suffix="•" text:bullet-char="•">
        <style:list-level-properties text:list-level-position-and-space-mode="label-alignment">
          <style:list-level-label-alignment text:label-followed-by="listtab" text:list-tab-stop-position="101.6mm" fo:text-indent="-6.35mm" fo:margin-left="101.6mm"/>
        </style:list-level-properties>
        <style:text-properties fo:font-family="Arial" style:font-family-generic="swiss"/>
      </text:list-level-style-bullet>
      <text:list-level-style-bullet text:level="9" text:style-name="ListLabel_20_48"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13:39:07.556852694</meta:creation-date>
    <dc:date>2018-08-23T17:46:26.842397830</dc:date>
    <meta:editing-duration>PT2H9M56S</meta:editing-duration>
    <meta:editing-cycles>19</meta:editing-cycles>
    <meta:generator>LibreOffice/6.1.2.1$Linux_X86_64 LibreOffice_project/10$Build-1</meta:generator>
    <meta:print-date>2018-06-08T13:59:13.392413656</meta:print-date>
    <meta:document-statistic meta:table-count="0" meta:image-count="0" meta:object-count="0" meta:page-count="7" meta:paragraph-count="112" meta:word-count="2390" meta:character-count="18457" meta:non-whitespace-character-count="16176"/>
  </office:meta>
</office:document-meta>
</file>